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100000171014C8F5E7E2EBDEA.png" manifest:media-type="image/png"/>
  <manifest:file-entry manifest:full-path="Pictures/10000000000002CC0000017FE25F53C20C5404D3.png" manifest:media-type="image/png"/>
  <manifest:file-entry manifest:full-path="Pictures/10000000000001690000016E313EB79E05E20133.png" manifest:media-type="image/png"/>
  <manifest:file-entry manifest:full-path="Pictures/100000000000017B000001775EE699C5B4883FC1.png" manifest:media-type="image/png"/>
  <manifest:file-entry manifest:full-path="Pictures/10000000000001850000017185DB1AAF872BE3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><draw:frame draw:style-name="fr1" draw:name="Image1" text:anchor-type="char" svg:x="0.1374in" svg:y="0.0701in" svg:width="5.9665in" svg:height="3.1917in" draw:z-index="0"><draw:image xlink:href="Pictures/10000000000002CC0000017FE25F53C20C5404D3.png" xlink:type="simple" xlink:show="embed" xlink:actuate="onLoad" draw:mime-type="image/png"/></draw:frame><draw:frame draw:style-name="fr1" draw:name="Image2" text:anchor-type="char" svg:x="0.0528in" svg:y="3.3882in" svg:width="3.2083in" svg:height="3.0752in" draw:z-index="1"><draw:image xlink:href="Pictures/100000000000018100000171014C8F5E7E2EBDEA.png" xlink:type="simple" xlink:show="embed" xlink:actuate="onLoad" draw:mime-type="image/png"/></draw:frame><draw:frame draw:style-name="fr1" draw:name="Image3" text:anchor-type="char" svg:x="0.1354in" svg:y="6.5736in" svg:width="3.0083in" svg:height="3.05in" draw:z-index="2"><draw:image xlink:href="Pictures/10000000000001690000016E313EB79E05E20133.png" xlink:type="simple" xlink:show="embed" xlink:actuate="onLoad" draw:mime-type="image/png"/></draw:frame><draw:frame draw:style-name="fr1" draw:name="Image4" text:anchor-type="char" svg:x="3.7311in" svg:y="6.5311in" svg:width="3.1583in" svg:height="3.1252in" draw:z-index="3"><draw:image xlink:href="Pictures/100000000000017B000001775EE699C5B4883FC1.png" xlink:type="simple" xlink:show="embed" xlink:actuate="onLoad" draw:mime-type="image/png"/></draw:frame><draw:frame draw:style-name="fr1" draw:name="Image5" text:anchor-type="char" svg:x="3.8in" svg:y="3.372in" svg:width="3.0744in" svg:height="2.9161in" draw:z-index="4"><draw:image xlink:href="Pictures/10000000000001850000017185DB1AAF872BE3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2T10:17:13.468000000</dc:date>
    <meta:editing-duration>PT3M13S</meta:editing-duration>
    <meta:editing-cycles>3</meta:editing-cycles>
    <meta:generator>LibreOffice/7.5.1.2$Windows_X86_64 LibreOffice_project/fcbaee479e84c6cd81291587d2ee68cba099e129</meta:generator>
    <meta:document-statistic meta:table-count="0" meta:image-count="5" meta:object-count="0" meta:page-count="1" meta:paragraph-count="1" meta:word-count="1" meta:character-count="7" meta:non-whitespace-character-count="7"/>
  </office:meta>
</office:document-meta>
</file>